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roboto-regular" svg:font-family="roboto-regular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-regular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roboto-regular" fo:letter-spacing="normal" fo:font-style="normal" fo:font-weight="normal" officeooo:rsid="00244678" officeooo:paragraph-rsid="001dc0e9"/>
    </style:style>
    <style:style style:name="P3" style:family="paragraph" style:parent-style-name="Standard">
      <style:text-properties fo:color="#000000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a6099" style:font-name="roboto-regular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a6099" style:font-name="roboto-regular" fo:letter-spacing="normal" fo:font-style="normal" fo:font-weight="normal" officeooo:paragraph-rsid="001dc0e9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2a6099" style:font-name="roboto-regular" fo:letter-spacing="normal" fo:font-style="normal" fo:font-weight="normal" officeooo:rsid="001dc0e9" officeooo:paragraph-rsid="001dc0e9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a6099" style:font-name="roboto-regular" fo:letter-spacing="normal" fo:font-style="normal" fo:font-weight="normal"/>
    </style:style>
    <style:style style:name="T1" style:family="text">
      <style:text-properties fo:font-variant="normal" fo:text-transform="none" fo:color="#dcdcdc" style:font-name="Menlo" fo:font-size="6.5pt" fo:letter-spacing="normal" fo:font-style="normal" fo:font-weight="normal" fo:background-color="#1e1e1e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ício 01:</text:p>
      <text:p text:style-name="P5">Para começar, tente fazer os exercícios propostos a seguir:</text:p>
      <text:p text:style-name="P4">1. Desenvolva um código que leia um número inteiro e devolva o fatorial deste (por exemplo: fatorial de 5 é igual a 5 x 4 x 3 x 2 x 1).</text:p>
      <text:p text:style-name="P2">using System;</text:p>
      <text:p text:style-name="P2">namespace exerc1</text:p>
      <text:p text:style-name="P2">{</text:p>
      <text:p text:style-name="P2"><text:s text:c="4"/>class Program</text:p>
      <text:p text:style-name="P2"><text:s text:c="4"/>{</text:p>
      <text:p text:style-name="P2"><text:s text:c="8"/>static void Main(string[] args)</text:p>
      <text:p text:style-name="P2"><text:s text:c="8"/>{</text:p>
      <text:p text:style-name="P2"><text:s text:c="12"/>int num, mult, fat, i,cont;</text:p>
      <text:p text:style-name="P2"><text:s text:c="12"/>Console.WriteLine("Informe um número inteiro:");</text:p>
      <text:p text:style-name="P2"><text:s text:c="12"/>num = int.Parse(Console.ReadLine());</text:p>
      <text:p text:style-name="P2"><text:s text:c="12"/>mult = num;</text:p>
      <text:p text:style-name="P2"><text:s text:c="12"/>cont = num;</text:p>
      <text:p text:style-name="P2"><text:s text:c="12"/>Console.WriteLine("Interação: {0}",num);</text:p>
      <text:p text:style-name="P2"><text:s text:c="12"/>for (i=1;i&lt;cont;i++)</text:p>
      <text:p text:style-name="P2"><text:s text:c="12"/>{</text:p>
      <text:p text:style-name="P2"><text:s text:c="15"/>Console.WriteLine("--------------------------");</text:p>
      <text:p text:style-name="P2"><text:s text:c="15"/>Console.WriteLine("Interação: {0}",i);</text:p>
      <text:p text:style-name="P2"><text:s text:c="15"/>num = num - 1;</text:p>
      <text:p text:style-name="P2"><text:s text:c="15"/>Console.WriteLine("Multiplicação = {0} x {1} ",mult,num);</text:p>
      <text:p text:style-name="P2"><text:s text:c="15"/>mult = mult * num;</text:p>
      <text:p text:style-name="P2"><text:s text:c="15"/>Console.WriteLine("Resultado ={0} ",mult);</text:p>
      <text:p text:style-name="P2"><text:s text:c="12"/>}</text:p>
      <text:p text:style-name="P2"><text:s text:c="12"/>fat = mult;</text:p>
      <text:p text:style-name="P2"><text:s text:c="13"/>Console.WriteLine("Fatorial ({0}) = {1} ",cont,fat); <text:s text:c="2"/></text:p>
      <text:p text:style-name="P2"><text:s text:c="8"/>}</text:p>
      <text:p text:style-name="P2"><text:s text:c="4"/>}</text:p>
      <text:p text:style-name="P2">}</text:p>
      <text:p text:style-name="P2"/>
      <text:p text:style-name="P7">2. Desenvolva um código que leia o nome e o tempo de dez cavalos e traga o nome e o tempo dos cavalos mais rápidos.</text:p>
      <text:p text:style-name="P1">using System;</text:p>
      <text:p text:style-name="P1">namespace exerc2</text:p>
      <text:p text:style-name="P1">{</text:p>
      <text:p text:style-name="P1"><text:soft-page-break/><text:s text:c="4"/>class Program</text:p>
      <text:p text:style-name="P1"><text:s text:c="4"/>{</text:p>
      <text:p text:style-name="P1"><text:s text:c="8"/>int i, num=10,cont;</text:p>
      <text:p text:style-name="P1"><text:s text:c="8"/>string cav1,cav2,cav3;</text:p>
      <text:p text:style-name="P1"><text:s text:c="8"/>static void Main(string[] args)</text:p>
      <text:p text:style-name="P1"><text:s text:c="8"/>{</text:p>
      <text:p text:style-name="P1"><text:s text:c="12"/>for(i=0;i&lt;10;i++)</text:p>
      <text:p text:style-name="P1"><text:s text:c="12"/>{</text:p>
      <text:p text:style-name="P1"><text:s text:c="12"/>Console.WriteLine("Digite o nome do cavalo {0}:",cont+1);</text:p>
      <text:p text:style-name="P1"><text:s text:c="12"/>cav1 = Console.ReadLine();</text:p>
      <text:p text:style-name="P1"><text:s text:c="12"/>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7">3. Desenvolva um código que imprima os números menores que 3.000 em ordem decrescente.</text:p>
      <text:p text:style-name="P1">using System;</text:p>
      <text:p text:style-name="P1">namespace exerc3</text:p>
      <text:p text:style-name="P1">{</text:p>
      <text:p text:style-name="P1"><text:s text:c="4"/>class Program</text:p>
      <text:p text:style-name="P1"><text:s text:c="4"/>{</text:p>
      <text:p text:style-name="P1"><text:s text:c="8"/>static void Main(string[] args)</text:p>
      <text:p text:style-name="P1"><text:s text:c="8"/>{</text:p>
      <text:p text:style-name="P1"><text:s text:c="12"/>int i,cont=3000;</text:p>
      <text:p text:style-name="P1"><text:s text:c="12"/>for(i=1;i&lt;3000;i++)</text:p>
      <text:p text:style-name="P1"><text:s text:c="12"/>{</text:p>
      <text:p text:style-name="P1"><text:s text:c="12"/>cont = cont - 1;</text:p>
      <text:p text:style-name="P1"><text:s text:c="12"/>Console.WriteLine("{0}º: {1}",i,cont);</text:p>
      <text:p text:style-name="P1"><text:soft-page-break/><text:s text:c="12"/>} <text:s text:c="11"/></text:p>
      <text:p text:style-name="P1"><text:s text:c="8"/>}</text:p>
      <text:p text:style-name="P1"><text:s text:c="4"/>}</text:p>
      <text:p text:style-name="P1">}</text:p>
      <text:p text:style-name="P7">4. Desenvolva um código que leia um conjunto de números e imprima a quantidade de números pares e a quantidade de números ímpares lidos. A leitura deve acontecer consecutivamente até que o usuário digite o número 9999. Neste caso, o programa encerra mostrando as quantidades calculadas.</text:p>
      <text:p text:style-name="P3"><text:span text:style-name="Source_20_Text"><text:span text:style-name="T1"/></text:span></text:p>
      <text:p text:style-name="P3">using System;</text:p>
      <text:p text:style-name="P3"/>
      <text:p text:style-name="P3">namespace exerc4</text:p>
      <text:p text:style-name="P3">{</text:p>
      <text:p text:style-name="P3"><text:s text:c="4"/>class Program</text:p>
      <text:p text:style-name="P3"><text:s text:c="4"/>{</text:p>
      <text:p text:style-name="P3"><text:s text:c="8"/>static void Main(string[] args)</text:p>
      <text:p text:style-name="P3"><text:s text:c="8"/>{</text:p>
      <text:p text:style-name="P3"><text:s text:c="12"/>int num, par=0, impar=0; <text:s text:c="11"/></text:p>
      <text:p text:style-name="P3"/>
      <text:p text:style-name="P3"><text:s text:c="11"/>do{</text:p>
      <text:p text:style-name="P3"><text:s text:c="12"/>Console.WriteLine("Digite um número:");</text:p>
      <text:p text:style-name="P3"><text:s text:c="12"/>num = int.Parse(Console.ReadLine());</text:p>
      <text:p text:style-name="P3"><text:s text:c="12"/>if(num%2==0)</text:p>
      <text:p text:style-name="P3"><text:s text:c="16"/>{</text:p>
      <text:p text:style-name="P3"><text:s text:c="20"/>par = par + 1;</text:p>
      <text:p text:style-name="P3"><text:s text:c="16"/>}</text:p>
      <text:p text:style-name="P3"><text:s text:c="19"/>if((num !=9999) &amp;&amp; (num%2==1))</text:p>
      <text:p text:style-name="P3"><text:s text:c="19"/>{ <text:s text:c="38"/></text:p>
      <text:p text:style-name="P3"><text:s text:c="20"/>impar = impar + 1;</text:p>
      <text:p text:style-name="P3"><text:s text:c="19"/>} <text:s text:c="18"/></text:p>
      <text:p text:style-name="P3"><text:s text:c="39"/></text:p>
      <text:p text:style-name="P3"><text:s text:c="12"/>}while(num !=9999);</text:p>
      <text:p text:style-name="P3"><text:s text:c="12"/>Console.WriteLine("Quantidade de números pares: {0}",par);</text:p>
      <text:p text:style-name="P3"><text:s text:c="12"/>Console.WriteLine("Quantidade de números ímpares: {0}",impar);</text:p>
      <text:p text:style-name="P3"><text:s text:c="8"/>}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roboto-regular" svg:font-family="roboto-regular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09:30:35.485000000</meta:creation-date>
    <dc:date>2020-12-13T11:26:59.449000000</dc:date>
    <meta:editing-duration>PT41M14S</meta:editing-duration>
    <meta:editing-cycles>2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93" meta:word-count="317" meta:character-count="2913" meta:non-whitespace-character-count="1813"/>
  </office:meta>
</office:document-meta>
</file>